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fo:font-weight="bold" style:font-weight-asian="bold" style:font-weight-complex="bold"/>
    </style:style>
    <style:style style:name="P3" style:family="paragraph" style:parent-style-name="Standard" style:list-style-name="L1"/>
    <style:style style:name="P4" style:family="paragraph" style:parent-style-name="Standard" style:list-style-name="L2"/>
    <style:style style:name="T1" style:family="text">
      <style:text-properties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e Mancala Games</text:p>
      <text:p text:style-name="Standard"/>
      <text:p text:style-name="Standard">Se supone que los juegos de mancala son de los más antiguos del mundo, su origen se asocia, aunque no se ha podido demostrar, con el origen de la agricultura, por el proceso de siembra y recolección al que se asemejan sus movimientos. Existe un mural egipcio que parece representar un juego de bao, aunque no hay mayor evidencia de que en realidad lo sea. Sin embargo la presencia del juego en sus diversas formas a lo largo del viejo mundo, desde Malasia hasta el Africa subsahariana es evidencia de una larga historia. El Bao es simplemente la versión <text:s/>bantú del juego y existen varios modos de jugar al Bao en distintos países africanos. </text:p>
      <text:p text:style-name="Standard"/>
      <text:p text:style-name="Standard"><text:span text:style-name="T1">Misión</text:span>. La misión de la página es traer hasta el siglo XXI el juego de Bao y otros juegos de mancala, para convertirse en su referencia mundial y plataforma de juego por excelencia. The Mancala Games no se limita a ser un juego, sino que aspira a profundizar en la historia y modalidades de los juegos de mancala de la mano de sus usuarios.</text:p>
      <text:p text:style-name="Standard"/>
      <text:p text:style-name="Standard"><text:span text:style-name="T1">Estrategia</text:span>.</text:p>
      <text:p text:style-name="Standard">Nuestra estrategia es una estrategia ágil y modular planteada para discurrir por el camino de menor resistencia. Consiste en expandir la funcionalidad de la página de forma incremental haciendo pequeñas modificaciones cada una de las cuales ofrezca al usuario nueva funcionalidad o mejor usabilidad. Es importante en el proceso permanecer atentos a las decisiones cortoplacistas que puedan hacer demasiado costosa una rescritura del código capaz de soportar millones de usuarios pero siendo conscientes de que lo importante en un principio es llegar cuanto antes a los primeros usuarios y seducirlos. Los early adopter son sin duda la clave del éxito de cualquier proyecto web, por lo tanto es importante dar respuesta a sus necesidades en el plazo más breve posible en vez de abordar planes complejos destinados a soportar un éxito que quizá nunca se alcance precisamente por prepararse para él.</text:p>
      <text:p text:style-name="Standard">Partimos del caso más sencillo en que el usuario puede jugar sólo según las reglas del juego de Malawi o contra otro usuario, de forma manual, según las reglas convenidas. Las sugerencias y peticiones de los usuarios, así como nuestra investigación, nos llevará a ampliar las variantes de juego. Poco a poco el sitio se irá expandiendo para dar cabida a diferentes grupos sociales que juegan las diferentes versiones del juego a la par que servirá para recabar y asociar información sobre sus variedades e historia. Si la página se llega a desarrollar en todo su esplendor debemos imaginarnos que tendrá una versión por cada lengua mayoritaria en la que se juega al menos un juego de mancala de forma generalizada (ingles, francés, suahili, árabe...)</text:p>
      <text:p text:style-name="Standard">Los tres pilares de desarrollo son: la gestión de usuarios, el juego y el área de interacción social y documentación. Las tres han de estar presentes desde el principio en su forma más básica.</text:p>
      <text:p text:style-name="Standard"/>
      <text:p text:style-name="P2">Gestión de usuarios</text:p>
      <text:p text:style-name="Standard">Aunque el juego debe estar disponible on-line para cualquier jugador anónimo, para jugar con otro jugador de forma remota ha de ser necesario registrarse. Quizá se pueda ofrecer la posibilidad de jugar como invitado, sin registro, pero las ventajas de registrarse han de hacerlo atractivo. La cotización de la página dependerá del número de usuarios registrados reincidentes. El uso de la página para visitantes ha de ser considerado simplemente como un cebo (usabilidad limitada) pero la plena funcionalidad ha de plantearse sólo para usuarios registrados.</text:p>
      <text:p text:style-name="Standard">La gestión de usuarios ha de ser lo más sencilla posible, a priori el perfil de los usuarios nos remite a sus páginas sociales y no acumulamos sobre ellos información alguna más allá de esas referencias y su historial de juego, con objeto de establecer rankings, organizar campeonatos etc. </text:p>
      <text:p text:style-name="Standard">En un desarrollo pleno se podrán establecer usuarios favoritos o amigos para recibir alarmas si están conectados.</text:p>
      <text:p text:style-name="Standard">Eventualmente y de forma opcional se podrá acceder desde el perfil del usuario a todas sus contribuciones en la zona social (ver más abajo).</text:p>
      <text:p text:style-name="Standard">La forma preferida de identificar a un usuario será su cuenta de FB o su correo electrónico, los <text:soft-page-break/>cuales pueden ser utilizados para activar la cuenta y restablecer contraseñas.</text:p>
      <text:p text:style-name="Standard"/>
      <text:p text:style-name="P2">El juego.</text:p>
      <text:p text:style-name="Standard"/>
      <text:p text:style-name="Standard">Los juegos de mancala se diferencian tanto en la forma y tamaño del tablero (número y forma de sus casillas) como en la forma en que las semillas se mueven de uno al otro. Sin embargo todos se parecen en que hay una serie de casillas en las que hay semillas y el jugador coge todas o algunas semillas de una casilla y las va poniendo de una en una, o todas de golpe, en las otras casillas. <text:s/>A la hora de diversificar el juego debemos diferenciar, por lo tanto entre dos problemas distintos. </text:p>
      <text:list xml:id="list2354620769208399930" text:style-name="L1">
        <text:list-item>
          <text:p text:style-name="P3">El primero y más sencillo de resolver es cómo crear un tablero de las dimensiones deseadas, con un número de semillas dado, que los jugadores puedan colocar a su antojo (o que la distribución inicial se pueda escoger <text:s/>entre un número limitado de opciones pregrabadas). A partir de ahí sólo es necesario posibilitar los movimientos básicos: coger una o todas la semillas de una casilla, depositar una o todas las semillas en otra casilla. </text:p>
        </text:list-item>
        <text:list-item>
          <text:p text:style-name="P3">El segundo problema es posibilitar que un jugador interactúe con el ordenador, es decir, que éste pueda jugar automáticamente. Para ello es necesario programar las reglas del juego. Hay pocas variedades suficientemente documentadas y lo ideal es que las reglas del juego surjan a partir de la contribución y discusión de los usuarios, para lo cual es importante que el área social tenga una funcionalidad mínima desde el principio. Este segundo problema tiene en realidad dos vertientes, la primera es la decisión de que reglas del juego han de ser implementadas, la segunda es el ponerlas en marcha. La cuestión de las reglas queda para la sección del Área social.</text:p>
        </text:list-item>
      </text:list>
      <text:p text:style-name="Standard">Con respecto a la automatización del juego, una vez decididas las reglas, como por ejemplo el Bao de Malawi ya implementado, es necesario decidir si este proceso de cómputo se puede implementar en el cliente utilizando JS o es necesario, o más sencillo, dejarlo en el servidor. En este caso habría que concebir una arquitectura que permita escalar el proceso o mejor dicho, que no impida escalar el proceso en el futuro. </text:p>
      <text:p text:style-name="Standard">Finalmente, con respecto al desarrollo del juego es necesario decidir una estrategia para que dos jugadores jueguen de forma remota. Existen varias alternativas, una de ellas es que la jugada se pase en forma de mensaje de chat, otra que exista un servidor de jugadas a las que los clientes estén conectados durante cada partida y otra, quizá la más sólida es que cuando un jugador termina su jugada esta sea grabada en una base de datos de la cual el otro jugador puede leer el estado del tablero. Esta opción ofrece buenas posibilidades para que un jugador autómata pueda jugar contra muchos jugadores humanos y además ofrece persistencia al tablero ante una ruptura en la conexión, un fallo en el browser etc, sin embargo hay un aspecto importante a tener en cuenta.</text:p>
      <text:p text:style-name="Standard">Una jugada de Bao (y creo que es lo mismo en todos los juegos de mancala), una vez que se inicia puede desarrollarse sólo de una forma. Aunque la jugada implique el movimiento de cien semillas en diferentes casillas, en turnos consecutivos de recolecta y siembra, el estado final queda totalmente determinado por la selección de jugada. Si sólo nos estuviésemos preocupando del juego en tanto que competición podría aparecer en el tablero del jugador remoto el estado final del tablero a partir de la jugada escogida por el jugador local. Esto daría muy mala jugabilidad a la aplicación, porque en un tablero real uno ve cómo van cayendo semillas de casilla en casilla y van siendo recogidas de otras casillas, el jugador ve cómo pierde poco a poco sus semillas, y como se generan los puntos débiles para el contrario. En definitiva, sin ver el desarrollo de la jugada el juego pierde emoción. Si estamos jugando con unas reglas automatizadas, por ejemplo Malawi Bao, se puede pasar como argumento la selección de jugada y la aplicación desarrolla la jugada en el ordenador remoto al tiempo que lo hace (más o menos) en el ordenador local, pero esto no funciona si jugamos en modo manual, que es, al fin y al cabo el más interesante. Es más interesante porque se parece más al juego de tablero, es más interesante porque otorga <text:s/>a los jugadores flexibilidad sobre las reglas que aplican. </text:p>
      <text:p text:style-name="Standard">Así pues nos enfrentamos al dilema de si es concebible un juego en el que se hagan más de un acceso a base de datos por segundo (para seguir el juego semilla por semilla) o de si el seguimiento <text:soft-page-break/>del juego en tiempo real se debe hacer por otro canal (chat) a la par que se le da persistencia al juego mediante un acceso a BD cada vez que termina un turno y se cambia de jugador. </text:p>
      <text:p text:style-name="Standard"/>
      <text:p text:style-name="P2">Area social</text:p>
      <text:p text:style-name="Standard">No he encontrado ningún juego de mancala online, la página de wikipedia en inglés para Bao y <text:s/>Mancala son bastante escasas, y las reglas del primero son confusas, y mezclan variantes del juego. Sin embargo el juego es conocido en todo el mundo. En el caso del Bao creo que puede existir una comunidad emigrante y tecnificada que quiera rescatar un juego tradicional además de jugarlo a su manera. Si realmente queremos lograr ser el sitio de referencia para estos juegos es fundamental permitir la contribución de los usuarios en el establecimiento de las reglas. Por lo tanto el area social ha de establecer claramente las aspiraciones del sitio así como facilitar a los usuarios el implicarse, deseablemente con el objeto de poner el juego en su lugar y rescatar sus formas más tradicionales del peligro del olvido (la forma de juego más conocida es de hecho una versión estadounidense creada a mitad del siglo XX).</text:p>
      <text:p text:style-name="Standard"/>
      <text:p text:style-name="Standard"><text:tab/>Literatura: </text:p>
      <text:p text:style-name="Standard">En el momento de poner la página en producción debemos tener listos uno o más artículos que se refieran a la historia del Bao y otros juegos de Mancala, otro que describa las aspiraciones de la página y cómo los usuarios pueden participar en ella, <text:s/>finalmente es necesario tener un modo de empleo para el tablero en si y para las opciones de juego así como unas reglas del juego para el juego de Malawi.</text:p>
      <text:p text:style-name="Standard">Si la página tiene actividad y se incorporan nuevos modos de juego y nuevos tablero, estos deben ir acompañados de la literatura correspondiente, por lo que la arquitectura de información inicial ha de estar concebida para esa posible expansión.</text:p>
      <text:p text:style-name="Standard"/>
      <text:p text:style-name="Standard"><text:tab/>Herramientas sociales</text:p>
      <text:p text:style-name="Standard">La primera función social que tiene que implementar la página es que se pueda hacer un me gusta, que se pueda menear, reddit, y todo lo demás.</text:p>
      <text:p text:style-name="Standard">Desde el punto de vista de la generación de contenidos, la herramienta más fácil de implementar es un foro de discusión, si no hay actividad será fácil de moderar y si hay actividad seguro que hay alguien que quiere moderarlo. <text:s/></text:p>
      <text:p text:style-name="Standard">No obstante el foro no es fácil de leer y no facilita el despliegue de información definitiva. Una galería de fotos y vídeos incrustados son una buena forma de atraer visitas a la página. Quizá un blog generado a partir de artículos enviados por los usuarios, votados por los usuarios, o editados en plan wiki??? De alguna forma los mejores contenidos generados por los usuarios han de incorporarse a la literatura básica de la página, con los debidos créditos, evidentemente, pero asegurándonos en las condiciones de uso de que cualquier cosa que se escriba en la página nos pertenece (al menos que la podemos usar), en el mejor estilo FB. </text:p>
      <text:p text:style-name="Standard">Cuantos más contenidos se generen más resultados de búsqueda se producirán con lo que se puede conseguir más usuarios. Todas las páginas del sitio deben tener un link directo a “Empezar a jugar”. Sólo jugar va a hacer que los usuarios regresen.</text:p>
      <text:p text:style-name="Standard">Seria importante incorporar a la página un chat interno para con los usuarios y eventualmente incrustar skype o algún modo de hablar para que se convierta en un juego realmente social.</text:p>
      <text:p text:style-name="Standard"/>
      <text:p text:style-name="P2">El primer paso.</text:p>
      <text:p text:style-name="Standard">La funcionalidad descrita hasta ahora es mucha y compleja, digamos que idílica. Muy bien podría ser que si estamos atentos a lo que demanda la red nos veamos haciendo cosas totalmente diferentes a lo que he descrito, por lo que es importante encontrar un punto de partida sencillo y robusto desde el que poder caminar en diferentes direcciones. Por lo cual considero que lo más importante para empezar es:</text:p>
      <text:list xml:id="list4215789634893684662" text:style-name="L2">
        <text:list-item>
          <text:p text:style-name="P4">Un sistema de registro de usuarios con un sistema de invitaciones para poder jugar de forma remota.</text:p>
        </text:list-item>
        <text:list-item>
          <text:p text:style-name="P4"><text:soft-page-break/>Un tablero que permita jugar automáticamente el modo Malawi y que permita hacer uso libre del tablero distribuyendo las semillas de la forma deseada o de acuerdo a los dos modos principales descritos en Wikipedia</text:p>
        </text:list-item>
        <text:list-item>
          <text:p text:style-name="P4">Una zona de literatura concebida para expandirse progresivamente en la que se proyecte la página hacia el futuro, se invite a colaborar y se permita empezar a hacerlo en forma de foro, buzón de correo u otros.</text:p>
        </text:list-item>
      </text:list>
      <text:p text:style-name="Standard"/>
      <text:p text:style-name="Standard"/>
      <text:p text:style-name="Standard"><text:s/></text:p>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pj </meta:initial-creator>
    <meta:creation-date>2015-06-15T10:38:07</meta:creation-date>
    <dc:date>2015-06-15T18:01:26</dc:date>
    <dc:creator>pj </dc:creator>
    <meta:editing-duration>PT37M53S</meta:editing-duration>
    <meta:editing-cycles>3</meta:editing-cycles>
    <meta:generator>OpenOffice/4.1.1$Unix OpenOffice.org_project/411m6$Build-9775</meta:generator>
    <meta:document-statistic meta:table-count="0" meta:image-count="0" meta:object-count="0" meta:page-count="4" meta:paragraph-count="38" meta:word-count="2182" meta:character-count="12695"/>
  </office:meta>
</office:document-meta>
</file>